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461" officeooo:paragraph-rsid="0012a461"/>
    </style:style>
    <style:style style:name="P2" style:family="paragraph" style:parent-style-name="Standard">
      <style:text-properties officeooo:rsid="00143ab8" officeooo:paragraph-rsid="00143ab8"/>
    </style:style>
    <style:style style:name="P3" style:family="paragraph" style:parent-style-name="Standard">
      <style:text-properties officeooo:rsid="0015f330" officeooo:paragraph-rsid="0015f330"/>
    </style:style>
    <style:style style:name="P4" style:family="paragraph" style:parent-style-name="Standard">
      <style:text-properties officeooo:rsid="0016f135" officeooo:paragraph-rsid="0016f135"/>
    </style:style>
    <style:style style:name="P5" style:family="paragraph" style:parent-style-name="Standard">
      <style:text-properties officeooo:rsid="001b8f63" officeooo:paragraph-rsid="001b8f63"/>
    </style:style>
    <style:style style:name="P6" style:family="paragraph" style:parent-style-name="Standard">
      <style:text-properties officeooo:rsid="001e5832" officeooo:paragraph-rsid="001e5832"/>
    </style:style>
    <style:style style:name="P7" style:family="paragraph" style:parent-style-name="Standard">
      <style:text-properties officeooo:rsid="00200a1a" officeooo:paragraph-rsid="00200a1a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200a1a" officeooo:paragraph-rsid="00200a1a" style:font-style-asian="italic" style:font-weight-asian="bold" style:font-style-complex="italic" style:font-weight-complex="bold"/>
    </style:style>
    <style:style style:name="T1" style:family="text">
      <style:text-properties officeooo:rsid="0012cfe2"/>
    </style:style>
    <style:style style:name="T2" style:family="text">
      <style:text-properties officeooo:rsid="0018d1d2"/>
    </style:style>
    <style:style style:name="T3" style:family="text">
      <style:text-properties officeooo:rsid="00200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ure</text:p>
      <text:p text:style-name="P1">salarié, auto entrepreneur, freelance, consultant</text:p>
      <text:p text:style-name="P1">Cible</text:p>
      <text:p text:style-name="P1">taille, secteur, implantation géographique</text:p>
      <text:p text:style-name="P1">Enjeux</text:p>
      <text:p text:style-name="P1">confronté à/ qui projette de </text:p>
      <text:p text:style-name="P1"/>
      <text:p text:style-name="P1">Aujour´hui, mon projet est de trouver un poste d´alternant admin systèmes et réseaux, dans une entreprise de dimension internationnale <text:span text:style-name="T1">située sur la région lyonnaise ou calabraise, qui projettent de …</text:span></text:p>
      <text:p text:style-name="P1"/>
      <text:p text:style-name="P2">Elevator pitch:</text:p>
      <text:p text:style-name="P3">be synthetic on 2 minutes to use the kind of speech ready above.</text:p>
      <text:p text:style-name="P3"/>
      <text:p text:style-name="P4">Keep as much information as possible <text:span text:style-name="T2">in a spreadsheet:</text:span></text:p>
      <text:p text:style-name="P4">Take a capture of the ad and keep it in DB</text:p>
      <text:p text:style-name="P4"/>
      <text:p text:style-name="P5">Softskills: empathy, <text:span text:style-name="T3">problem solving</text:span>, <text:span text:style-name="T3">decision making</text:span>... And explain it.</text:p>
      <text:p text:style-name="P5"/>
      <text:p text:style-name="P5"/>
      <text:p text:style-name="P5"/>
      <text:p text:style-name="P8">My CV commented</text:p>
      <text:p text:style-name="P6"><text:span text:style-name="T3">CV: </text:span>Insist on writing capacities <text:span text:style-name="T3">for processes</text:span>.</text:p>
      <text:p text:style-name="P6"/>
      <text:p text:style-name="P7">Test: cloudshaped softskil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17:49.486184417</meta:creation-date>
    <dc:date>2019-03-22T15:23:28.775309400</dc:date>
    <meta:editing-duration>PT2H23M5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104" meta:character-count="676" meta:non-whitespace-character-count="585"/>
  </office:meta>
</office:document-meta>
</file>